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5547in"/>
    </style:style>
    <style:style style:name="co2" style:family="table-column">
      <style:table-column-properties fo:break-before="auto" style:column-width="2.0047in"/>
    </style:style>
    <style:style style:name="co3" style:family="table-column">
      <style:table-column-properties fo:break-before="auto" style:column-width="0.5035in"/>
    </style:style>
    <style:style style:name="co4" style:family="table-column">
      <style:table-column-properties fo:break-before="auto" style:column-width="2.2299in"/>
    </style:style>
    <style:style style:name="co5" style:family="table-column">
      <style:table-column-properties fo:break-before="auto" style:column-width="0.7717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1.2972in"/>
    </style:style>
    <style:style style:name="co8" style:family="table-column">
      <style:table-column-properties fo:break-before="auto" style:column-width="1.232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 style:data-style-name="N10100">
      <style:table-cell-properties style:text-align-source="fix" style:repeat-content="false"/>
      <style:paragraph-properties fo:text-align="start"/>
    </style:style>
    <style:style style:name="ce3" style:family="table-cell" style:parent-style-name="Default" style:data-style-name="N10000">
      <style:table-cell-properties style:text-align-source="fix" style:repeat-content="false"/>
      <style:paragraph-properties fo:text-align="end"/>
    </style:style>
    <style:style style:name="ce4" style:family="table-cell" style:parent-style-name="Default" style:data-style-name="N10000">
      <style:table-cell-properties style:text-align-source="fix" style:repeat-content="false"/>
      <style:paragraph-properties fo:text-align="start"/>
    </style:style>
    <style:style style:name="ce5" style:family="table-cell" style:parent-style-name="Default" style:data-style-name="N10130">
      <style:table-cell-properties style:text-align-source="fix" style:repeat-content="false"/>
      <style:paragraph-properties fo:text-align="end"/>
      <style:text-properties style:font-name="Liberation Sans" style:font-name-asian="Tahoma" style:font-name-complex="Tahoma"/>
    </style:style>
    <style:style style:name="ce6" style:family="table-cell" style:parent-style-name="Default" style:data-style-name="N10130">
      <style:table-cell-properties style:text-align-source="fix" style:repeat-content="false"/>
      <style:paragraph-properties fo:text-align="end"/>
    </style:style>
    <style:style style:name="ce7" style:family="table-cell" style:parent-style-name="Default" style:data-style-name="N10100">
      <style:table-cell-properties style:text-align-source="fix" style:repeat-content="false"/>
      <style:paragraph-properties fo:text-align="center"/>
    </style:style>
    <style:style style:name="ce8" style:family="table-cell" style:parent-style-name="Default" style:data-style-name="N10100">
      <style:table-cell-properties style:text-align-source="fix" style:repeat-content="false"/>
      <style:paragraph-properties fo:text-align="end"/>
    </style:style>
    <style:style style:name="ce9" style:family="table-cell" style:parent-style-name="Default" style:data-style-name="N10100">
      <style:table-cell-properties style:text-align-source="fix" style:repeat-content="false"/>
      <style:paragraph-properties fo:text-align="end"/>
      <style:text-properties fo:language="en" fo:country="US" style:font-name-asian="WenQuanYi Zen Hei Sharp" style:font-name-complex="Lohit Devanagari"/>
    </style:style>
    <style:style style:name="ce10" style:family="table-cell" style:parent-style-name="Default" style:data-style-name="N10100">
      <style:table-cell-properties style:text-align-source="fix" style:repeat-content="false"/>
      <style:paragraph-properties fo:text-align="start"/>
      <style:text-properties fo:language="en" fo:country="US" style:font-name-asian="WenQuanYi Zen Hei Sharp" style:font-name-complex="Lohit Devanagari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 style:font-name-asian="WenQuanYi Zen Hei Sharp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6"/>
        <table:table-column table:style-name="co6" table:default-cell-style-name="ce6"/>
        <table:table-column table:style-name="co7" table:default-cell-style-name="ce7"/>
        <table:table-column table:style-name="co8" table:default-cell-style-name="ce8"/>
        <table:table-column table:style-name="co9" table:number-columns-repeated="16376" table:default-cell-style-name="ce2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Qty Pric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Value</text:p>
          </table:table-cell>
          <table:table-cell table:style-name="ce1" table:number-columns-repeated="16376"/>
        </table:table-row>
        <table:table-row table:style-name="ro1">
          <table:table-cell office:value-type="string" calcext:value-type="string">
            <text:p>C1,C9,C14,C15,C17,C18,C19,C20,C21,C22,C25,C27,C29,C30,C31,C32,C33,C34,C35,C36,C37,C38,C39,C40,C41,C42,C43,C44,C45,C46,C47,C48,C49,C50,C51,C52,C53,C54,C55,C56,C61,C62,C65,C70,C83,C84,C85,C86,C87,C88,C89,C90,C91,C92</text:p>
          </table:table-cell>
          <table:table-cell office:value-type="string" calcext:value-type="string">
            <text:p>CL31B106KOHNFN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s://eu.mouser.com/ProductDetail/603-CC0603MPX78BB104" xlink:type="simple">https://eu.mouser.com/ProductDetail/603-CC0603MPX78BB104</text:a></text:p>
          </table:table-cell>
          <table:table-cell table:style-name="ce5" office:value-type="currency" office:currency="USD" office:value="0.017" calcext:value-type="currency">
            <text:p>$0.017</text:p>
          </table:table-cell>
          <table:table-cell table:formula="of:=[.E2]*[.C2]" office:value-type="currency" office:currency="USD" office:value="0.918" calcext:value-type="currency">
            <text:p>$0.918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00n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,C5,C10,C11,C24</text:p>
          </table:table-cell>
          <table:table-cell office:value-type="string" calcext:value-type="string">
            <text:p>CL10A106MQ8NN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u.mouser.com/ProductDetail/187-CL10A106MQ8NNND" xlink:type="simple">https://eu.mouser.com/ProductDetail/187-CL10A106MQ8NNND</text:a></text:p>
          </table:table-cell>
          <table:table-cell table:style-name="ce5" office:value-type="currency" office:currency="USD" office:value="0.031" calcext:value-type="currency">
            <text:p>$0.031</text:p>
          </table:table-cell>
          <table:table-cell table:formula="of:=[.E3]*[.C3]" office:value-type="currency" office:currency="USD" office:value="0.155" calcext:value-type="currency">
            <text:p>$0.155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0µ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3,C4,C16,C23</text:p>
          </table:table-cell>
          <table:table-cell office:value-type="string" calcext:value-type="string">
            <text:p>CC0603MRX7R9BB1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u.mouser.com/ProductDetail/603-CC603MRX7R9BB103" xlink:type="simple">https://eu.mouser.com/ProductDetail/603-CC603MRX7R9BB103</text:a></text:p>
          </table:table-cell>
          <table:table-cell table:style-name="ce5" office:value-type="currency" office:currency="USD" office:value="0.012" calcext:value-type="currency">
            <text:p>$0.012</text:p>
          </table:table-cell>
          <table:table-cell table:formula="of:=[.E4]*[.C4]" office:value-type="currency" office:currency="USD" office:value="0.048" calcext:value-type="currency">
            <text:p>$0.048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0n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6,C26,C28</text:p>
          </table:table-cell>
          <table:table-cell office:value-type="string" calcext:value-type="string">
            <text:p>CL10A475KQ8NNW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eu.mouser.com/ProductDetail/187-CL10A475KQ8NNWC" xlink:type="simple">https://eu.mouser.com/ProductDetail/187-CL10A475KQ8NNWC</text:a></text:p>
          </table:table-cell>
          <table:table-cell table:style-name="ce5" office:value-type="currency" office:currency="USD" office:value="0.024" calcext:value-type="currency">
            <text:p>$0.024</text:p>
          </table:table-cell>
          <table:table-cell table:formula="of:=[.E5]*[.C5]" office:value-type="currency" office:currency="USD" office:value="0.072" calcext:value-type="currency">
            <text:p>$0.072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4.7µ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7,C8</text:p>
          </table:table-cell>
          <table:table-cell office:value-type="string" calcext:value-type="string">
            <text:p>CL21A226KQCLR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187-CL21A226KQCLRNC" xlink:type="simple">https://eu.mouser.com/ProductDetail/187-CL21A226KQCLRNC</text:a></text:p>
          </table:table-cell>
          <table:table-cell table:style-name="ce5" office:value-type="currency" office:currency="USD" office:value="0.043" calcext:value-type="currency">
            <text:p>$0.043</text:p>
          </table:table-cell>
          <table:table-cell table:formula="of:=[.E6]*[.C6]" office:value-type="currency" office:currency="USD" office:value="0.086" calcext:value-type="currency">
            <text:p>$0.086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2µ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12,C13,C59,C60,C64,C68,C69,C72,C74</text:p>
          </table:table-cell>
          <table:table-cell office:value-type="string" calcext:value-type="string">
            <text:p>C0603C105K4PAC78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eu.mouser.com/ProductDetail/80-C0603C105K4P7867" xlink:type="simple">https://eu.mouser.com/ProductDetail/80-C0603C105K4P7867</text:a></text:p>
          </table:table-cell>
          <table:table-cell table:style-name="ce5" office:value-type="currency" office:currency="USD" office:value="0.029" calcext:value-type="currency">
            <text:p>$0.029</text:p>
          </table:table-cell>
          <table:table-cell table:formula="of:=[.E7]*[.C7]" office:value-type="currency" office:currency="USD" office:value="0.261" calcext:value-type="currency">
            <text:p>$0.261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6V 1µ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57,C58,C63,C66,C67,C71,C73</text:p>
          </table:table-cell>
          <table:table-cell office:value-type="string" calcext:value-type="string">
            <text:p>CL31B106KOHNF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eu.mouser.com/ProductDetail/187-CL31B106KOHNFNE" xlink:type="simple">https://eu.mouser.com/ProductDetail/187-CL31B106KOHNFNE</text:a></text:p>
          </table:table-cell>
          <table:table-cell table:style-name="ce5" office:value-type="currency" office:currency="USD" office:value="0.046" calcext:value-type="currency">
            <text:p>$0.046</text:p>
          </table:table-cell>
          <table:table-cell table:formula="of:=[.E8]*[.C8]" office:value-type="currency" office:currency="USD" office:value="0.322" calcext:value-type="currency">
            <text:p>$0.322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6V 10µ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75,C76</text:p>
          </table:table-cell>
          <table:table-cell office:value-type="string" calcext:value-type="string">
            <text:p>CL31A107MQHNNW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187-CL31A107MQHNNWE" xlink:type="simple">https://eu.mouser.com/ProductDetail/187-CL31A107MQHNNWE</text:a></text:p>
          </table:table-cell>
          <table:table-cell table:style-name="ce5" office:value-type="currency" office:currency="USD" office:value="0.189" calcext:value-type="currency">
            <text:p>$0.189</text:p>
          </table:table-cell>
          <table:table-cell table:formula="of:=[.E9]*[.C9]" office:value-type="currency" office:currency="USD" office:value="0.378" calcext:value-type="currency">
            <text:p>$0.378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0µ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77,C78</text:p>
          </table:table-cell>
          <table:table-cell office:value-type="string" calcext:value-type="string">
            <text:p>GRT1885C1H152JA02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81-GRT1885C1H152JA2D" xlink:type="simple">https://eu.mouser.com/ProductDetail/81-GRT1885C1H152JA2D</text:a></text:p>
          </table:table-cell>
          <table:table-cell table:style-name="ce5" office:value-type="currency" office:currency="USD" office:value="0.034" calcext:value-type="currency">
            <text:p>$0.034</text:p>
          </table:table-cell>
          <table:table-cell table:formula="of:=[.E10]*[.C10]" office:value-type="currency" office:currency="USD" office:value="0.068" calcext:value-type="currency">
            <text:p>$0.068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5n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79,C80</text:p>
          </table:table-cell>
          <table:table-cell office:value-type="string" calcext:value-type="string">
            <text:p>EEE-FK1E331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667-EEE-FK1E331P" xlink:type="simple">https://eu.mouser.com/ProductDetail/667-EEE-FK1E331P</text:a></text:p>
          </table:table-cell>
          <table:table-cell table:style-name="ce5" office:value-type="currency" office:currency="USD" office:value="0.404" calcext:value-type="currency">
            <text:p>$0.404</text:p>
          </table:table-cell>
          <table:table-cell table:formula="of:=[.E11]*[.C11]" office:value-type="currency" office:currency="USD" office:value="0.808" calcext:value-type="currency">
            <text:p>$0.808</text:p>
          </table:table-cell>
          <table:table-cell office:value-type="string" calcext:value-type="string">
            <text:p>8mm x 10.2mm</text:p>
          </table:table-cell>
          <table:table-cell office:value-type="string" calcext:value-type="string">
            <text:p>25V 330µ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1,C82</text:p>
          </table:table-cell>
          <table:table-cell office:value-type="string" calcext:value-type="string">
            <text:p>EEE-FK1E101X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667-EEE-FK1E101XP" xlink:type="simple">https://eu.mouser.com/ProductDetail/667-EEE-FK1E101XP</text:a></text:p>
          </table:table-cell>
          <table:table-cell table:style-name="ce5" office:value-type="currency" office:currency="USD" office:value="0.284" calcext:value-type="currency">
            <text:p>$0.284</text:p>
          </table:table-cell>
          <table:table-cell table:formula="of:=[.E12]*[.C12]" office:value-type="currency" office:currency="USD" office:value="0.568" calcext:value-type="currency">
            <text:p>$0.568</text:p>
          </table:table-cell>
          <table:table-cell office:value-type="string" calcext:value-type="string">
            <text:p>6.3mm x 7.7mm</text:p>
          </table:table-cell>
          <table:table-cell office:value-type="string" calcext:value-type="string">
            <text:p>25V 100µ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CDBU05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750-CDBU0520" xlink:type="simple">https://eu.mouser.com/ProductDetail/750-CDBU0520</text:a></text:p>
          </table:table-cell>
          <table:table-cell office:value-type="currency" office:currency="USD" office:value="0.227" calcext:value-type="currency">
            <text:p>$0.227</text:p>
          </table:table-cell>
          <table:table-cell table:formula="of:=[.E13]*[.C13]" office:value-type="currency" office:currency="USD" office:value="0.227" calcext:value-type="currency">
            <text:p>$0.227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DBU05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2,D3</text:p>
          </table:table-cell>
          <table:table-cell office:value-type="string" calcext:value-type="string">
            <text:p>150080GS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710-150080GS75000" xlink:type="simple">https://eu.mouser.com/ProductDetail/710-150080GS75000</text:a></text:p>
          </table:table-cell>
          <table:table-cell office:value-type="currency" office:currency="USD" office:value="0.186" calcext:value-type="currency">
            <text:p>$0.186</text:p>
          </table:table-cell>
          <table:table-cell table:formula="of:=[.E14]*[.C14]" office:value-type="currency" office:currency="USD" office:value="0.372" calcext:value-type="currency">
            <text:p>$0.372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gree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,D5,D6,D7,D8,D9,D10,D11,D12,D13,D14,D15,D16,D17</text:p>
          </table:table-cell>
          <table:table-cell office:value-type="string" calcext:value-type="string">
            <text:p>SM40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u.mouser.com/ProductDetail/637-SM4002" xlink:type="simple">https://eu.mouser.com/ProductDetail/637-SM4002</text:a></text:p>
          </table:table-cell>
          <table:table-cell office:value-type="currency" office:currency="USD" office:value="0.071" calcext:value-type="currency">
            <text:p>$0.071</text:p>
          </table:table-cell>
          <table:table-cell table:formula="of:=[.E15]*[.C15]" office:value-type="currency" office:currency="USD" office:value="0.994" calcext:value-type="currency">
            <text:p>$0.994</text:p>
          </table:table-cell>
          <table:table-cell office:value-type="string" calcext:value-type="string">
            <text:p>MELF</text:p>
          </table:table-cell>
          <table:table-cell office:value-type="string" calcext:value-type="string">
            <text:p>1N400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18,D19</text:p>
          </table:table-cell>
          <table:table-cell office:value-type="string" calcext:value-type="string">
            <text:p>1N5819HW-7-F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<text:a xlink:href="https://eu.mouser.com/ProductDetail/621-1N5819HW-F" xlink:type="simple">https://eu.mouser.com/ProductDetail/621-1N5819HW-F</text:a></text:p>
          </table:table-cell>
          <table:table-cell office:value-type="currency" office:currency="USD" office:value="0.169" calcext:value-type="currency">
            <text:p>$0.169</text:p>
          </table:table-cell>
          <table:table-cell table:formula="of:=[.E16]*[.C16]" office:value-type="currency" office:currency="USD" office:value="0.338" calcext:value-type="currency">
            <text:p>$0.338</text:p>
          </table:table-cell>
          <table:table-cell office:value-type="string" calcext:value-type="string">
            <text:p>SOD-123-2</text:p>
          </table:table-cell>
          <table:table-cell office:value-type="string" calcext:value-type="string">
            <text:p>1N581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150080RS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710-150080RS75000" xlink:type="simple">https://eu.mouser.com/ProductDetail/710-150080RS75000</text:a></text:p>
          </table:table-cell>
          <table:table-cell office:value-type="currency" office:currency="USD" office:value="0.186" calcext:value-type="currency">
            <text:p>$0.186</text:p>
          </table:table-cell>
          <table:table-cell table:formula="of:=[.E17]*[.C17]" office:value-type="currency" office:currency="USD" office:value="0.186" calcext:value-type="currency">
            <text:p>$0.186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105017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538-105017-0001" xlink:type="simple">https://eu.mouser.com/ProductDetail/538-105017-0001</text:a></text:p>
          </table:table-cell>
          <table:table-cell office:value-type="currency" office:currency="USD" office:value="0.689" calcext:value-type="currency">
            <text:p>$0.689</text:p>
          </table:table-cell>
          <table:table-cell table:formula="of:=[.E18]*[.C18]" office:value-type="currency" office:currency="USD" office:value="0.689" calcext:value-type="currency">
            <text:p>$0.68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1,L2</text:p>
          </table:table-cell>
          <table:table-cell office:value-type="string" calcext:value-type="string">
            <text:p>ASPI-0704S-181M-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815-ASPI-0704S-181M" xlink:type="simple">https://eu.mouser.com/ProductDetail/815-ASPI-0704S-181M</text:a></text:p>
          </table:table-cell>
          <table:table-cell office:value-type="currency" office:currency="USD" office:value="0.467" calcext:value-type="currency">
            <text:p>$0.467</text:p>
          </table:table-cell>
          <table:table-cell table:formula="of:=[.E19]*[.C19]" office:value-type="currency" office:currency="USD" office:value="0.934" calcext:value-type="currency">
            <text:p>$0.934</text:p>
          </table:table-cell>
          <table:table-cell office:value-type="string" calcext:value-type="string">
            <text:p>7.3mm x 7.3mm</text:p>
          </table:table-cell>
          <table:table-cell office:value-type="string" calcext:value-type="string">
            <text:p>180µH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3,L4</text:p>
          </table:table-cell>
          <table:table-cell office:value-type="string" calcext:value-type="string">
            <text:p>LBR2012T1R0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963-LBR2012T1R0M" xlink:type="simple">https://eu.mouser.com/ProductDetail/963-LBR2012T1R0M</text:a></text:p>
          </table:table-cell>
          <table:table-cell office:value-type="currency" office:currency="USD" office:value="0.074" calcext:value-type="currency">
            <text:p>$0.074</text:p>
          </table:table-cell>
          <table:table-cell table:formula="of:=[.E20]*[.C20]" office:value-type="currency" office:currency="USD" office:value="0.148" calcext:value-type="currency">
            <text:p>$0.148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µH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Q1,Q2,Q6,Q9,Q10,Q15,Q20,Q21,Q22,Q23,Q24</text:p>
          </table:table-cell>
          <table:table-cell office:value-type="string" calcext:value-type="string">
            <text:p>BC850CLT1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eu.mouser.com/ProductDetail/863-BC850CLT1G" xlink:type="simple">https://eu.mouser.com/ProductDetail/863-BC850CLT1G</text:a></text:p>
          </table:table-cell>
          <table:table-cell office:value-type="currency" office:currency="USD" office:value="0.026" calcext:value-type="currency">
            <text:p>$0.026</text:p>
          </table:table-cell>
          <table:table-cell table:formula="of:=[.E21]*[.C21]" office:value-type="currency" office:currency="USD" office:value="0.286" calcext:value-type="currency">
            <text:p>$0.286</text:p>
          </table:table-cell>
          <table:table-cell office:value-type="string" calcext:value-type="string">
            <text:p>SOT-23-3</text:p>
          </table:table-cell>
          <table:table-cell office:value-type="string" calcext:value-type="string">
            <text:p>BC85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Q3,Q4,Q5,Q7,Q8,Q11,Q12,Q13,Q14,Q16,Q17,Q18,Q19</text:p>
          </table:table-cell>
          <table:table-cell office:value-type="string" calcext:value-type="string">
            <text:p>IRLML9301TRPB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eu.mouser.com/ProductDetail/942-IRLML9301TRPBF" xlink:type="simple">https://eu.mouser.com/ProductDetail/942-IRLML9301TRPBF</text:a></text:p>
          </table:table-cell>
          <table:table-cell office:value-type="currency" office:currency="USD" office:value="0.154" calcext:value-type="currency">
            <text:p>$0.154</text:p>
          </table:table-cell>
          <table:table-cell table:formula="of:=[.E22]*[.C22]" office:value-type="currency" office:currency="USD" office:value="2.002" calcext:value-type="currency">
            <text:p>$2.002</text:p>
          </table:table-cell>
          <table:table-cell office:value-type="string" calcext:value-type="string">
            <text:p>SOT-23-3</text:p>
          </table:table-cell>
          <table:table-cell office:value-type="string" calcext:value-type="string">
            <text:p>IRLML930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1,R2,R4,R6,R10,R13,R14,R17,R41,R42,R47,R53,R54,R73,R78,R79,R82,R83,R84,R91,R92,R95</text:p>
          </table:table-cell>
          <table:table-cell office:value-type="string" calcext:value-type="string">
            <text:p>RC0603FR-1310K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u.mouser.com/ProductDetail/603-RC0603FR-1310KL" xlink:type="simple">https://eu.mouser.com/ProductDetail/603-RC0603FR-1310KL</text:a></text:p>
          </table:table-cell>
          <table:table-cell office:value-type="currency" office:currency="USD" office:value="0.006" calcext:value-type="currency">
            <text:p>$0.006</text:p>
          </table:table-cell>
          <table:table-cell table:formula="of:=[.E23]*[.C23]" office:value-type="currency" office:currency="USD" office:value="0.132" calcext:value-type="currency">
            <text:p>$0.132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<text:span text:style-name="T1">10k</text:span><text:span text:style-name="T2">Ω</text:span>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3,R5,R12</text:p>
          </table:table-cell>
          <table:table-cell office:value-type="string" calcext:value-type="string">
            <text:p>RC0603JR-131M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eu.mouser.com/ProductDetail/603-RC0603JR-131ML" xlink:type="simple">https://eu.mouser.com/ProductDetail/603-RC0603JR-131ML</text:a></text:p>
          </table:table-cell>
          <table:table-cell office:value-type="currency" office:currency="USD" office:value="0.006" calcext:value-type="currency">
            <text:p>$0.006</text:p>
          </table:table-cell>
          <table:table-cell table:formula="of:=[.E24]*[.C24]" office:value-type="currency" office:currency="USD" office:value="0.018" calcext:value-type="currency">
            <text:p>$0.018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<text:span text:style-name="T1">1M</text:span><text:span text:style-name="T2">Ω</text:span></text:p>
          </table:table-cell>
          <table:table-cell/>
          <table:table-cell table:style-name="ce10"/>
          <table:table-cell table:number-columns-repeated="16374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RC0603FR-07357K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603-RC0603FR-07357KL" xlink:type="simple">https://eu.mouser.com/ProductDetail/603-RC0603FR-07357KL</text:a></text:p>
          </table:table-cell>
          <table:table-cell office:value-type="currency" office:currency="USD" office:value="0.007" calcext:value-type="currency">
            <text:p>$0.007</text:p>
          </table:table-cell>
          <table:table-cell table:formula="of:=[.E25]*[.C25]" office:value-type="currency" office:currency="USD" office:value="0.007" calcext:value-type="currency">
            <text:p>$0.007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<text:span text:style-name="T1">1% 357k</text:span><text:span text:style-name="T2">Ω</text:span>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RC0603FR-07210K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603-RC0603FR-07210KL" xlink:type="simple">https://eu.mouser.com/ProductDetail/603-RC0603FR-07210KL</text:a></text:p>
          </table:table-cell>
          <table:table-cell office:value-type="currency" office:currency="USD" office:value="0.006" calcext:value-type="currency">
            <text:p>$0.006</text:p>
          </table:table-cell>
          <table:table-cell table:formula="of:=[.E26]*[.C26]" office:value-type="currency" office:currency="USD" office:value="0.006" calcext:value-type="currency">
            <text:p>$0.006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<text:span text:style-name="T1">1% 210k</text:span><text:span text:style-name="T2">Ω</text:span>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9,R11,R15,R18,R19,R45,R46,R52,R59,R60,R67,R74,R75,R98</text:p>
          </table:table-cell>
          <table:table-cell office:value-type="string" calcext:value-type="string">
            <text:p>RC0603FR-072K05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u.mouser.com/ProductDetail/603-RC0603FR-072K05L" xlink:type="simple">https://eu.mouser.com/ProductDetail/603-RC0603FR-072K05L</text:a></text:p>
          </table:table-cell>
          <table:table-cell office:value-type="currency" office:currency="USD" office:value="0.005" calcext:value-type="currency">
            <text:p>$0.005</text:p>
          </table:table-cell>
          <table:table-cell table:formula="of:=[.E27]*[.C27]" office:value-type="currency" office:currency="USD" office:value="0.07" calcext:value-type="currency">
            <text:p>$0.070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2.05k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RC0603FR-1012K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603-RC0603FR-1012KL" xlink:type="simple">https://eu.mouser.com/ProductDetail/603-RC0603FR-1012KL</text:a></text:p>
          </table:table-cell>
          <table:table-cell office:value-type="currency" office:currency="USD" office:value="0.007" calcext:value-type="currency">
            <text:p>$0.007</text:p>
          </table:table-cell>
          <table:table-cell table:formula="of:=[.E28]*[.C28]" office:value-type="currency" office:currency="USD" office:value="0.007" calcext:value-type="currency">
            <text:p>$0.007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12k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20,R23</text:p>
          </table:table-cell>
          <table:table-cell office:value-type="string" calcext:value-type="string">
            <text:p>RC0603FR-07665R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603-RC0603FR-07665RL" xlink:type="simple">https://eu.mouser.com/ProductDetail/603-RC0603FR-07665RL</text:a></text:p>
          </table:table-cell>
          <table:table-cell office:value-type="currency" office:currency="USD" office:value="0.007" calcext:value-type="currency">
            <text:p>$0.007</text:p>
          </table:table-cell>
          <table:table-cell table:formula="of:=[.E29]*[.C29]" office:value-type="currency" office:currency="USD" office:value="0.014" calcext:value-type="currency">
            <text:p>$0.014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665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21,R22,R24,R27,R28,R30,R32</text:p>
          </table:table-cell>
          <table:table-cell office:value-type="string" calcext:value-type="string">
            <text:p>RC0603FR-10240R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eu.mouser.com/ProductDetail/603-RC0603FR-10240RL" xlink:type="simple">https://eu.mouser.com/ProductDetail/603-RC0603FR-10240RL</text:a></text:p>
          </table:table-cell>
          <table:table-cell office:value-type="currency" office:currency="USD" office:value="0.006" calcext:value-type="currency">
            <text:p>$0.006</text:p>
          </table:table-cell>
          <table:table-cell table:formula="of:=[.E30]*[.C30]" office:value-type="currency" office:currency="USD" office:value="0.042" calcext:value-type="currency">
            <text:p>$0.042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240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RC0603FR-07750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603-RC0603FR-07750RL" xlink:type="simple">https://eu.mouser.com/ProductDetail/603-RC0603FR-07750RL</text:a></text:p>
          </table:table-cell>
          <table:table-cell office:value-type="currency" office:currency="USD" office:value="0.006" calcext:value-type="currency">
            <text:p>$0.006</text:p>
          </table:table-cell>
          <table:table-cell table:formula="of:=[.E31]*[.C31]" office:value-type="currency" office:currency="USD" office:value="0.006" calcext:value-type="currency">
            <text:p>$0.006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750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26,R29</text:p>
          </table:table-cell>
          <table:table-cell office:value-type="string" calcext:value-type="string">
            <text:p>RC0603FR-07340R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603-RC0603FR-07340RL" xlink:type="simple">https://eu.mouser.com/ProductDetail/603-RC0603FR-07340RL</text:a></text:p>
          </table:table-cell>
          <table:table-cell office:value-type="currency" office:currency="USD" office:value="0.007" calcext:value-type="currency">
            <text:p>$0.007</text:p>
          </table:table-cell>
          <table:table-cell table:formula="of:=[.E32]*[.C32]" office:value-type="currency" office:currency="USD" office:value="0.014" calcext:value-type="currency">
            <text:p>$0.014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340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31,R43,R44,R48,R55,R56,R72,R76,R77,R85,R86,R87</text:p>
          </table:table-cell>
          <table:table-cell office:value-type="string" calcext:value-type="string">
            <text:p>RC0603FR-07422R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eu.mouser.com/ProductDetail/603-RC0603FR-07422RL" xlink:type="simple">https://eu.mouser.com/ProductDetail/603-RC0603FR-07422RL</text:a></text:p>
          </table:table-cell>
          <table:table-cell office:value-type="currency" office:currency="USD" office:value="0.005" calcext:value-type="currency">
            <text:p>$0.005</text:p>
          </table:table-cell>
          <table:table-cell table:formula="of:=[.E33]*[.C33]" office:value-type="currency" office:currency="USD" office:value="0.06" calcext:value-type="currency">
            <text:p>$0.060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422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33,R34</text:p>
          </table:table-cell>
          <table:table-cell office:value-type="string" calcext:value-type="string">
            <text:p>ERJ-1TRQFR22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667-ERJ-1TRQFR22U" xlink:type="simple">https://eu.mouser.com/ProductDetail/667-ERJ-1TRQFR22U</text:a></text:p>
          </table:table-cell>
          <table:table-cell office:value-type="currency" office:currency="USD" office:value="0.311" calcext:value-type="currency">
            <text:p>$0.311</text:p>
          </table:table-cell>
          <table:table-cell table:formula="of:=[.E34]*[.C34]" office:value-type="currency" office:currency="USD" office:value="0.622" calcext:value-type="currency">
            <text:p>$0.622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<text:span text:style-name="T1">1W 0.22</text:span><text:span text:style-name="T2">Ω</text:span>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RC0603FR-104K3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603-RC0603FR-104K3L" xlink:type="simple">https://eu.mouser.com/ProductDetail/603-RC0603FR-104K3L</text:a></text:p>
          </table:table-cell>
          <table:table-cell office:value-type="currency" office:currency="USD" office:value="0.007" calcext:value-type="currency">
            <text:p>$0.007</text:p>
          </table:table-cell>
          <table:table-cell table:formula="of:=[.E35]*[.C35]" office:value-type="currency" office:currency="USD" office:value="0.007" calcext:value-type="currency">
            <text:p>$0.007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4.3k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RC0603FR-078K2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603-RC0603FR-078K2L" xlink:type="simple">https://eu.mouser.com/ProductDetail/603-RC0603FR-078K2L</text:a></text:p>
          </table:table-cell>
          <table:table-cell office:value-type="currency" office:currency="USD" office:value="0.007" calcext:value-type="currency">
            <text:p>$0.007</text:p>
          </table:table-cell>
          <table:table-cell table:formula="of:=[.E36]*[.C36]" office:value-type="currency" office:currency="USD" office:value="0.007" calcext:value-type="currency">
            <text:p>$0.007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8.2k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37,R39</text:p>
          </table:table-cell>
          <table:table-cell office:value-type="string" calcext:value-type="string">
            <text:p>RC0603FR-07180R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603-RC0603FR-07180RL" xlink:type="simple">https://eu.mouser.com/ProductDetail/603-RC0603FR-07180RL</text:a></text:p>
          </table:table-cell>
          <table:table-cell office:value-type="currency" office:currency="USD" office:value="0.006" calcext:value-type="currency">
            <text:p>$0.006</text:p>
          </table:table-cell>
          <table:table-cell table:formula="of:=[.E37]*[.C37]" office:value-type="currency" office:currency="USD" office:value="0.012" calcext:value-type="currency">
            <text:p>$0.012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180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38,R40</text:p>
          </table:table-cell>
          <table:table-cell office:value-type="string" calcext:value-type="string">
            <text:p>RC0603FR-1047K5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603-RC0603FR-1047K5L" xlink:type="simple">https://eu.mouser.com/ProductDetail/603-RC0603FR-1047K5L</text:a></text:p>
          </table:table-cell>
          <table:table-cell office:value-type="currency" office:currency="USD" office:value="0.005" calcext:value-type="currency">
            <text:p>$0.005</text:p>
          </table:table-cell>
          <table:table-cell table:formula="of:=[.E38]*[.C38]" office:value-type="currency" office:currency="USD" office:value="0.01" calcext:value-type="currency">
            <text:p>$0.010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47.5k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49,R50,R57,R63,R65,R70,R71</text:p>
          </table:table-cell>
          <table:table-cell office:value-type="string" calcext:value-type="string">
            <text:p>RC0603FR-131R5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eu.mouser.com/ProductDetail/603-RC0603FR-131R5L" xlink:type="simple">https://eu.mouser.com/ProductDetail/603-RC0603FR-131R5L</text:a></text:p>
          </table:table-cell>
          <table:table-cell office:value-type="currency" office:currency="USD" office:value="0.011" calcext:value-type="currency">
            <text:p>$0.011</text:p>
          </table:table-cell>
          <table:table-cell table:formula="of:=[.E39]*[.C39]" office:value-type="currency" office:currency="USD" office:value="0.077" calcext:value-type="currency">
            <text:p>$0.077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1.5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61,R64,R80,R88,R90</text:p>
          </table:table-cell>
          <table:table-cell office:value-type="string" calcext:value-type="string">
            <text:p>RC0603FR-100R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u.mouser.com/ProductDetail/603-RC0603FR-100RL" xlink:type="simple">https://eu.mouser.com/ProductDetail/603-RC0603FR-100RL</text:a></text:p>
          </table:table-cell>
          <table:table-cell office:value-type="currency" office:currency="USD" office:value="0.006" calcext:value-type="currency">
            <text:p>$0.006</text:p>
          </table:table-cell>
          <table:table-cell table:formula="of:=[.E40]*[.C40]" office:value-type="currency" office:currency="USD" office:value="0.03" calcext:value-type="currency">
            <text:p>$0.030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0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62,R81,R94,R97</text:p>
          </table:table-cell>
          <table:table-cell office:value-type="string" calcext:value-type="string">
            <text:p>RC0603JR-10100K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u.mouser.com/ProductDetail/603-RC0603JR-10100KL" xlink:type="simple">https://eu.mouser.com/ProductDetail/603-RC0603JR-10100KL</text:a></text:p>
          </table:table-cell>
          <table:table-cell office:value-type="currency" office:currency="USD" office:value="0.006" calcext:value-type="currency">
            <text:p>$0.006</text:p>
          </table:table-cell>
          <table:table-cell table:formula="of:=[.E41]*[.C41]" office:value-type="currency" office:currency="USD" office:value="0.024" calcext:value-type="currency">
            <text:p>$0.024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00k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89</text:p>
          </table:table-cell>
          <table:table-cell office:value-type="string" calcext:value-type="string">
            <text:p>RK73H1JTTD47R0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660-RK73H1JTTD47R0F" xlink:type="simple">https://eu.mouser.com/ProductDetail/660-RK73H1JTTD47R0F</text:a></text:p>
          </table:table-cell>
          <table:table-cell office:value-type="currency" office:currency="USD" office:value="0.008" calcext:value-type="currency">
            <text:p>$0.008</text:p>
          </table:table-cell>
          <table:table-cell table:formula="of:=[.E42]*[.C42]" office:value-type="currency" office:currency="USD" office:value="0.008" calcext:value-type="currency">
            <text:p>$0.008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47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V1,RV2,RV3,RV4,RV5,RV6,RV7</text:p>
          </table:table-cell>
          <table:table-cell office:value-type="string" calcext:value-type="string">
            <text:p>PV36X101C01B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eu.mouser.com/ProductDetail/81-PV36X101C01B00" xlink:type="simple">https://eu.mouser.com/ProductDetail/81-PV36X101C01B00</text:a></text:p>
          </table:table-cell>
          <table:table-cell office:value-type="currency" office:currency="USD" office:value="1.58" calcext:value-type="currency">
            <text:p>$1.580</text:p>
          </table:table-cell>
          <table:table-cell table:formula="of:=[.E43]*[.C43]" office:value-type="currency" office:currency="USD" office:value="11.06" calcext:value-type="currency">
            <text:p>$11.060</text:p>
          </table:table-cell>
          <table:table-cell/>
          <table:table-cell table:style-name="ce9" office:value-type="string" calcext:value-type="string">
            <text:p>linear 100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W25Q32JVSSIM 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454-W25Q32JVSSIMTR" xlink:type="simple">https://eu.mouser.com/ProductDetail/454-W25Q32JVSSIMTR</text:a></text:p>
          </table:table-cell>
          <table:table-cell office:value-type="currency" office:currency="USD" office:value="0.655" calcext:value-type="currency">
            <text:p>$0.655</text:p>
          </table:table-cell>
          <table:table-cell table:formula="of:=[.E44]*[.C44]" office:value-type="currency" office:currency="USD" office:value="0.655" calcext:value-type="currency">
            <text:p>$0.655</text:p>
          </table:table-cell>
          <table:table-cell office:value-type="string" calcext:value-type="string">
            <text:p>SOIC-8 208-mil</text:p>
          </table:table-cell>
          <table:table-cell office:value-type="string" calcext:value-type="string">
            <text:p>4M x 8bi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LT3030EFE#PB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584-LT3030EFE%23PBF" xlink:type="simple">https://eu.mouser.com/ProductDetail/584-LT3030EFE%23PBF</text:a></text:p>
          </table:table-cell>
          <table:table-cell office:value-type="currency" office:currency="USD" office:value="7.66" calcext:value-type="currency">
            <text:p>$7.660</text:p>
          </table:table-cell>
          <table:table-cell table:formula="of:=[.E45]*[.C45]" office:value-type="currency" office:currency="USD" office:value="7.66" calcext:value-type="currency">
            <text:p>$7.660</text:p>
          </table:table-cell>
          <table:table-cell office:value-type="string" calcext:value-type="string">
            <text:p>ETSSOP-2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iCE40HX1K-VQ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842-ICE40HX1K-VQ100" xlink:type="simple">https://eu.mouser.com/ProductDetail/842-ICE40HX1K-VQ100</text:a></text:p>
          </table:table-cell>
          <table:table-cell office:value-type="currency" office:currency="USD" office:value="7.32" calcext:value-type="currency">
            <text:p>$7.320</text:p>
          </table:table-cell>
          <table:table-cell table:formula="of:=[.E46]*[.C46]" office:value-type="currency" office:currency="USD" office:value="7.32" calcext:value-type="currency">
            <text:p>$7.320</text:p>
          </table:table-cell>
          <table:table-cell office:value-type="string" calcext:value-type="string">
            <text:p>VQFP-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93LC56BT-I/S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579-93LC56BT-I-SN" xlink:type="simple">https://eu.mouser.com/ProductDetail/579-93LC56BT-I-SN</text:a></text:p>
          </table:table-cell>
          <table:table-cell office:value-type="currency" office:currency="USD" office:value="0.328" calcext:value-type="currency">
            <text:p>$0.328</text:p>
          </table:table-cell>
          <table:table-cell table:formula="of:=[.E47]*[.C47]" office:value-type="currency" office:currency="USD" office:value="0.328" calcext:value-type="currency">
            <text:p>$0.328</text:p>
          </table:table-cell>
          <table:table-cell office:value-type="string" calcext:value-type="string">
            <text:p>SOIC-8 150-mil</text:p>
          </table:table-cell>
          <table:table-cell office:value-type="string" calcext:value-type="string">
            <text:p>128 x 16bi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FT2232HL-R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895-FT2232HL" xlink:type="simple">https://eu.mouser.com/ProductDetail/895-FT2232HL</text:a></text:p>
          </table:table-cell>
          <table:table-cell office:value-type="currency" office:currency="USD" office:value="5.28" calcext:value-type="currency">
            <text:p>$5.280</text:p>
          </table:table-cell>
          <table:table-cell table:formula="of:=[.E48]*[.C48]" office:value-type="currency" office:currency="USD" office:value="5.28" calcext:value-type="currency">
            <text:p>$5.280</text:p>
          </table:table-cell>
          <table:table-cell office:value-type="string" calcext:value-type="string">
            <text:p>LQFP-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6,U7,U8,U9,U10,U11,U12</text:p>
          </table:table-cell>
          <table:table-cell office:value-type="string" calcext:value-type="string">
            <text:p>LM317DCYRG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eu.mouser.com/ProductDetail/595-LM317DCYRG3" xlink:type="simple">https://eu.mouser.com/ProductDetail/595-LM317DCYRG3</text:a></text:p>
          </table:table-cell>
          <table:table-cell office:value-type="currency" office:currency="USD" office:value="0.404" calcext:value-type="currency">
            <text:p>$0.404</text:p>
          </table:table-cell>
          <table:table-cell table:formula="of:=[.E49]*[.C49]" office:value-type="currency" office:currency="USD" office:value="2.828" calcext:value-type="currency">
            <text:p>$2.828</text:p>
          </table:table-cell>
          <table:table-cell office:value-type="string" calcext:value-type="string">
            <text:p>SOT-223-4</text:p>
          </table:table-cell>
          <table:table-cell office:value-type="string" calcext:value-type="string">
            <text:p>LM31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13,U14</text:p>
          </table:table-cell>
          <table:table-cell office:value-type="string" calcext:value-type="string">
            <text:p>MC33063AD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595-MC33063ADR" xlink:type="simple">https://eu.mouser.com/ProductDetail/595-MC33063ADR</text:a></text:p>
          </table:table-cell>
          <table:table-cell office:value-type="currency" office:currency="USD" office:value="0.364" calcext:value-type="currency">
            <text:p>$0.364</text:p>
          </table:table-cell>
          <table:table-cell table:formula="of:=[.E50]*[.C50]" office:value-type="currency" office:currency="USD" office:value="0.728" calcext:value-type="currency">
            <text:p>$0.728</text:p>
          </table:table-cell>
          <table:table-cell office:value-type="string" calcext:value-type="string">
            <text:p>SOIC-8 150-mil</text:p>
          </table:table-cell>
          <table:table-cell office:value-type="string" calcext:value-type="string">
            <text:p>MC3306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15,U16,U17</text:p>
          </table:table-cell>
          <table:table-cell office:value-type="string" calcext:value-type="string">
            <text:p>74LVC8T245PW,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eu.mouser.com/ProductDetail/771-74LVC8T245PW118" xlink:type="simple">https://eu.mouser.com/ProductDetail/771-74LVC8T245PW118</text:a></text:p>
          </table:table-cell>
          <table:table-cell office:value-type="currency" office:currency="USD" office:value="0.605" calcext:value-type="currency">
            <text:p>$0.605</text:p>
          </table:table-cell>
          <table:table-cell table:formula="of:=[.E51]*[.C51]" office:value-type="currency" office:currency="USD" office:value="1.815" calcext:value-type="currency">
            <text:p>$1.815</text:p>
          </table:table-cell>
          <table:table-cell office:value-type="string" calcext:value-type="string">
            <text:p>TSSOP-2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ASTX-H11-12.000MHZ-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815-ASTXH1112T" xlink:type="simple">https://eu.mouser.com/ProductDetail/815-ASTXH1112T</text:a></text:p>
          </table:table-cell>
          <table:table-cell office:value-type="currency" office:currency="USD" office:value="4.34" calcext:value-type="currency">
            <text:p>$4.340</text:p>
          </table:table-cell>
          <table:table-cell table:formula="of:=[.E52]*[.C52]" office:value-type="currency" office:currency="USD" office:value="4.34" calcext:value-type="currency">
            <text:p>$4.340</text:p>
          </table:table-cell>
          <table:table-cell office:value-type="string" calcext:value-type="string">
            <text:p>3.2mm x 2.5mm</text:p>
          </table:table-cell>
          <table:table-cell office:value-type="string" calcext:value-type="string">
            <text:p>12MHz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formula="of:=SUM([.C2:.C52])" office:value-type="float" office:value="257" calcext:value-type="float">
            <text:p>257</text:p>
          </table:table-cell>
          <table:table-cell table:number-columns-repeated="2"/>
          <table:table-cell table:formula="of:=SUM([.F2:.F52])" office:value-type="currency" office:currency="USD" office:value="53.047" calcext:value-type="currency">
            <text:p>$53.047</text:p>
          </table:table-cell>
          <table:table-cell table:number-columns-repeated="16378"/>
        </table:table-row>
        <table:table-row table:style-name="ro1" table:number-rows-repeated="104852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30P0" style:volatile="true" number:language="en" number:country="US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0130" number:language="en" number:country="US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0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9">00/00/0000</text:date>, <text:time style:data-style-name="N2" text:time-value="03:38:32.3067474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1:05:01.237720292</meta:creation-date>
    <dc:date>2024-12-29T03:39:20.266911132</dc:date>
    <meta:editing-duration>PT22H6M22S</meta:editing-duration>
    <meta:editing-cycles>132</meta:editing-cycles>
    <meta:generator>LibreOffice/24.2.7.2$Linux_X86_64 LibreOffice_project/420$Build-2</meta:generator>
    <meta:document-statistic meta:table-count="1" meta:cell-count="411" meta:object-count="0"/>
  </office:meta>
</office:document-meta>
</file>